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d1c" officeooo:paragraph-rsid="000ebd1c"/>
    </style:style>
    <style:style style:name="P2" style:family="paragraph" style:parent-style-name="Standard">
      <style:text-properties officeooo:rsid="000fea11" officeooo:paragraph-rsid="000fea11"/>
    </style:style>
    <style:style style:name="P3" style:family="paragraph" style:parent-style-name="Standard">
      <style:text-properties officeooo:rsid="0011e947" officeooo:paragraph-rsid="0011e947"/>
    </style:style>
    <style:style style:name="P4" style:family="paragraph" style:parent-style-name="Standard">
      <style:text-properties officeooo:rsid="0011e947" officeooo:paragraph-rsid="001593e8"/>
    </style:style>
    <style:style style:name="P5" style:family="paragraph" style:parent-style-name="Standard">
      <style:text-properties fo:font-weight="bold" officeooo:rsid="000fea11" officeooo:paragraph-rsid="000fea11" style:font-weight-asian="bold" style:font-weight-complex="bold"/>
    </style:style>
    <style:style style:name="P6" style:family="paragraph" style:parent-style-name="Standard">
      <style:text-properties fo:font-weight="bold" officeooo:rsid="000ebd1c" officeooo:paragraph-rsid="000ebd1c" style:font-weight-asian="bold" style:font-weight-complex="bold"/>
    </style:style>
    <style:style style:name="P7" style:family="paragraph" style:parent-style-name="Standard">
      <style:text-properties fo:font-weight="bold" officeooo:rsid="00158a24" officeooo:paragraph-rsid="00158a24" style:font-weight-asian="bold" style:font-weight-complex="bold"/>
    </style:style>
    <style:style style:name="P8" style:family="paragraph" style:parent-style-name="Standard">
      <style:text-properties fo:font-weight="bold" officeooo:rsid="001ae700" officeooo:paragraph-rsid="001ae700" style:font-weight-asian="bold" style:font-weight-complex="bold"/>
    </style:style>
    <style:style style:name="P9" style:family="paragraph" style:parent-style-name="Standard">
      <style:text-properties officeooo:rsid="001593e8" officeooo:paragraph-rsid="001593e8"/>
    </style:style>
    <style:style style:name="P10" style:family="paragraph" style:parent-style-name="Standard">
      <style:text-properties officeooo:rsid="0018a827" officeooo:paragraph-rsid="0018a827"/>
    </style:style>
    <style:style style:name="P11" style:family="paragraph" style:parent-style-name="Standard">
      <style:text-properties fo:font-weight="normal" officeooo:rsid="00240297" officeooo:paragraph-rsid="00240297" style:font-weight-asian="normal" style:font-weight-complex="normal"/>
    </style:style>
    <style:style style:name="T1" style:family="text">
      <style:text-properties officeooo:rsid="00131969"/>
    </style:style>
    <style:style style:name="T2" style:family="text">
      <style:text-properties officeooo:rsid="001593e8"/>
    </style:style>
    <style:style style:name="T3" style:family="text">
      <style:text-properties officeooo:rsid="0016871c"/>
    </style:style>
    <style:style style:name="T4" style:family="text">
      <style:text-properties officeooo:rsid="001ae700"/>
    </style:style>
    <style:style style:name="T5" style:family="text">
      <style:text-properties officeooo:rsid="001d9ac8"/>
    </style:style>
    <style:style style:name="T6" style:family="text">
      <style:text-properties officeooo:rsid="001ed64f"/>
    </style:style>
    <style:style style:name="T7" style:family="text">
      <style:text-properties officeooo:rsid="002074a4"/>
    </style:style>
    <style:style style:name="T8" style:family="text">
      <style:text-properties officeooo:rsid="0020b287"/>
    </style:style>
    <style:style style:name="T9" style:family="text">
      <style:text-properties officeooo:rsid="0023e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(This folder contains the code for only application part of the assignment)</text:p>
      <text:p text:style-name="P7"/>
      <text:p text:style-name="P6">Simulating NFA (without epsilon-transitions) using fully persistence tree and multithreading</text:p>
      <text:p text:style-name="P1"/>
      <text:p text:style-name="P2">Suppose NFA has m states and <text:span text:style-name="T3">we want</text:span> to match the string of length n using this NFA.</text:p>
      <text:p text:style-name="P2"/>
      <text:p text:style-name="P8">Available methods <text:span text:style-name="T5">(without multithreading)</text:span>:</text:p>
      <text:p text:style-name="P2"><text:span text:style-name="T4">Method 1: Convert NFA to DFA and then simulate DFA. </text:span>The time for <text:span text:style-name="T3">converting</text:span> NFA to DFA is O(2^m) and then simulating the DFA on input string takes O(n) time.</text:p>
      <text:p text:style-name="P2"><text:span text:style-name="T4">Method 2: Simulate NFA on the input stringt. I</text:span>t takes O((m^2)n) time <text:span text:style-name="T3">to match the string</text:span>.</text:p>
      <text:p text:style-name="P1"/>
      <text:p text:style-name="P5">Proposed Algorithm:</text:p>
      <text:p text:style-name="P2">We can use fully persistent tree with multithreading to match the string <text:span text:style-name="T8">on </text:span>NFA in O(n) time <text:span text:style-name="T1">(maximum of the execution times taken by individual threads)</text:span>. <text:span text:style-name="T1">In the worst case, NFA may have transition from a state to every other state on every input. In this case the total time time taken by all the threads is at most O(2^n). In average case, the total time taken by all the threads will be much less than O(2^n). If executed on the multicore processor then final result (acceptence/rejection of string) will be available in O(n) time and maximum height of the tree cannot be greater than n.</text:span></text:p>
      <text:p text:style-name="P2"/>
      <text:p text:style-name="P4"><text:span text:style-name="T2">1. </text:span>The simulation of the NFA will start with single thread.</text:p>
      <text:p text:style-name="P4"><text:span text:style-name="T2">2. </text:span>New node will be added in tree as thread makes the transition to <text:span text:style-name="T2">a </text:span>state.</text:p>
      <text:p text:style-name="P4"><text:span text:style-name="T2">3. </text:span>When the thread comes in the state which has k&gt;1 transitions on same input symbol, the current thread forks k-1 children for these <text:span text:style-name="T2">transitions</text:span> and it <text:span text:style-name="T2">will</text:span> continue with one <text:span text:style-name="T2">of the transitions</text:span>.</text:p>
      <text:p text:style-name="P4"><text:span text:style-name="T2">4. </text:span>Whenever a child <text:span text:style-name="T9">is</text:span> forked, new version numbers is created and the child modifies only this version of the tree. <text:span text:style-name="T9">N</text:span>umber of <text:span text:style-name="T9">the </text:span>versions of tree will be equal to number of threads created.</text:p>
      <text:p text:style-name="P4"><text:span text:style-name="T2">5. </text:span>When a thread reaches a state from <text:span text:style-name="T2">which</text:span> it cannot continue <text:span text:style-name="T2">to match remaining input</text:span> the<text:span text:style-name="T2">n</text:span> thread dies.</text:p>
      <text:p text:style-name="P3"><text:span text:style-name="T2">6. </text:span>When any of the thread successfully matches the entire string then system outputs the sequence of states visited by this thread and process end here.</text:p>
      <text:p text:style-name="P3"/>
      <text:p text:style-name="P9">As multiple threads will be trying to upgrade the version of tree <text:span text:style-name="T6">simultaneously</text:span>, synchronization mechanism will be needed for the variable <text:span text:style-name="T6">which </text:span>maintain<text:span text:style-name="T6">s</text:span> the latest version number <text:span text:style-name="T7">of the tree</text:span>.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9:49:13.309694864</meta:creation-date>
    <dc:date>2019-12-10T16:46:37.327380071</dc:date>
    <meta:editing-duration>PT1H36M18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369" meta:character-count="2120" meta:non-whitespace-character-count="1766"/>
  </office:meta>
</office:document-meta>
</file>